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19in"/>
    </style:style>
    <style:style style:name="co2" style:family="table-column">
      <style:table-column-properties fo:break-before="auto" style:column-width="1.7839in"/>
    </style:style>
    <style:style style:name="co3" style:family="table-column">
      <style:table-column-properties fo:break-before="auto" style:column-width="2.1134in"/>
    </style:style>
    <style:style style:name="co4" style:family="table-column">
      <style:table-column-properties fo:break-before="auto" style:column-width="0.8866in"/>
    </style:style>
    <style:style style:name="co5" style:family="table-column">
      <style:table-column-properties fo:break-before="auto" style:column-width="0.998in"/>
    </style:style>
    <style:style style:name="co6" style:family="table-column">
      <style:table-column-properties fo:break-before="auto" style:column-width="3.2102in"/>
    </style:style>
    <style:style style:name="co7" style:family="table-column">
      <style:table-column-properties fo:break-before="auto" style:column-width="2.5035in"/>
    </style:style>
    <style:style style:name="co8" style:family="table-column">
      <style:table-column-properties fo:break-before="auto" style:column-width="1.3701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1015" table:default-cell-style-name="Default"/>
        <table:table-row table:style-name="ro1">
          <table:table-cell office:value-type="string">
            <text:p>Id,N,10,0</text:p>
          </table:table-cell>
          <table:table-cell office:value-type="string">
            <text:p>SHEET_NUM,C,50</text:p>
          </table:table-cell>
          <table:table-cell office:value-type="string">
            <text:p>Sheet_ID,C,50</text:p>
          </table:table-cell>
          <table:table-cell office:value-type="string">
            <text:p>Ckey,N,10,0</text:p>
          </table:table-cell>
          <table:table-cell office:value-type="string">
            <text:p>Druid,C,254</text:p>
          </table:table-cell>
          <table:table-cell office:value-type="string">
            <text:p>Title,C,254</text:p>
          </table:table-cell>
          <table:table-cell office:value-type="string">
            <text:p>Purl,C,254</text:p>
          </table:table-cell>
          <table:table-cell office:value-type="string">
            <text:p>Symph_Bar,N,19,11</text:p>
          </table:table-cell>
          <table:table-cell office:value-type="string">
            <text:p>Call_Num,C,254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HEET9</text:p>
          </table:table-cell>
          <table:table-cell office:value-type="string">
            <text:p>G4354 .E42 1927 .S3 SHEET9</text:p>
          </table:table-cell>
          <table:table-cell office:value-type="float" office:value="2504288">
            <text:p>2504288</text:p>
          </table:table-cell>
          <table:table-cell office:value-type="string">
            <text:p>xx486kd6479</text:p>
          </table:table-cell>
          <table:table-cell office:value-type="string">
            <text:p>Elko, Elko County, Nev. / Sanborn Map Company.</text:p>
          </table:table-cell>
          <table:table-cell office:value-type="string">
            <text:p>https://purl.stanford.edu/xx486kd6479</text:p>
          </table:table-cell>
          <table:table-cell office:value-type="float" office:value="36105001563500">
            <text:p>36105001563500</text:p>
          </table:table-cell>
          <table:table-cell office:value-type="string">
            <text:p>G4354 .E42 1927 .S3 SHEET9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HEET12</text:p>
          </table:table-cell>
          <table:table-cell office:value-type="string">
            <text:p>G4354 .E42 1927 .S3 SHEET12</text:p>
          </table:table-cell>
          <table:table-cell office:value-type="float" office:value="2504288">
            <text:p>2504288</text:p>
          </table:table-cell>
          <table:table-cell office:value-type="string">
            <text:p>bc084hs5227</text:p>
          </table:table-cell>
          <table:table-cell office:value-type="string">
            <text:p>Elko, Elko County, Nev. / Sanborn Map Company.</text:p>
          </table:table-cell>
          <table:table-cell office:value-type="string">
            <text:p>https://purl.stanford.edu/bc084hs5227</text:p>
          </table:table-cell>
          <table:table-cell office:value-type="float" office:value="36105001563400">
            <text:p>36105001563400</text:p>
          </table:table-cell>
          <table:table-cell office:value-type="string">
            <text:p>G4354 .E42 1927 .S3 SHEET12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HEET6</text:p>
          </table:table-cell>
          <table:table-cell office:value-type="string">
            <text:p>G4354 .E42 1927 .S3 SHEET6</text:p>
          </table:table-cell>
          <table:table-cell office:value-type="float" office:value="2504288">
            <text:p>2504288</text:p>
          </table:table-cell>
          <table:table-cell office:value-type="string">
            <text:p>tc293pt0998</text:p>
          </table:table-cell>
          <table:table-cell office:value-type="string">
            <text:p>Elko, Elko County, Nev. / Sanborn Map Company.</text:p>
          </table:table-cell>
          <table:table-cell office:value-type="string">
            <text:p>https://purl.stanford.edu/tc293pt0998</text:p>
          </table:table-cell>
          <table:table-cell office:value-type="float" office:value="36105001563500">
            <text:p>36105001563500</text:p>
          </table:table-cell>
          <table:table-cell office:value-type="string">
            <text:p>G4354 .E42 1927 .S3 SHEET6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HEET2</text:p>
          </table:table-cell>
          <table:table-cell office:value-type="string">
            <text:p>G4354 .E42 1927 .S3 SHEET2</text:p>
          </table:table-cell>
          <table:table-cell office:value-type="float" office:value="2504288">
            <text:p>2504288</text:p>
          </table:table-cell>
          <table:table-cell office:value-type="string">
            <text:p>mg436xp2198</text:p>
          </table:table-cell>
          <table:table-cell office:value-type="string">
            <text:p>Elko, Elko County, Nev. / Sanborn Map Company.</text:p>
          </table:table-cell>
          <table:table-cell office:value-type="string">
            <text:p>https://purl.stanford.edu/mg436xp2198</text:p>
          </table:table-cell>
          <table:table-cell office:value-type="float" office:value="36105001563500">
            <text:p>36105001563500</text:p>
          </table:table-cell>
          <table:table-cell office:value-type="string">
            <text:p>G4354 .E42 1927 .S3 SHEET2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HEET4</text:p>
          </table:table-cell>
          <table:table-cell office:value-type="string">
            <text:p>G4354 .E42 1927 .S3 SHEET4</text:p>
          </table:table-cell>
          <table:table-cell office:value-type="float" office:value="2504288">
            <text:p>2504288</text:p>
          </table:table-cell>
          <table:table-cell office:value-type="string">
            <text:p>cm342yt9626</text:p>
          </table:table-cell>
          <table:table-cell office:value-type="string">
            <text:p>Elko, Elko County, Nev. / Sanborn Map Company.</text:p>
          </table:table-cell>
          <table:table-cell office:value-type="string">
            <text:p>https://purl.stanford.edu/cm342yt9626</text:p>
          </table:table-cell>
          <table:table-cell office:value-type="float" office:value="36105001563500">
            <text:p>36105001563500</text:p>
          </table:table-cell>
          <table:table-cell office:value-type="string">
            <text:p>G4354 .E42 1927 .S3 SHEET4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HEET14</text:p>
          </table:table-cell>
          <table:table-cell office:value-type="string">
            <text:p>G4354 .E42 1927 .S3 SHEET14</text:p>
          </table:table-cell>
          <table:table-cell office:value-type="float" office:value="2504288">
            <text:p>2504288</text:p>
          </table:table-cell>
          <table:table-cell office:value-type="string">
            <text:p>mt183rw3350</text:p>
          </table:table-cell>
          <table:table-cell office:value-type="string">
            <text:p>Elko, Elko County, Nev. / Sanborn Map Company.</text:p>
          </table:table-cell>
          <table:table-cell office:value-type="string">
            <text:p>https://purl.stanford.edu/mt183rw3350</text:p>
          </table:table-cell>
          <table:table-cell office:value-type="float" office:value="36105001563400">
            <text:p>36105001563400</text:p>
          </table:table-cell>
          <table:table-cell office:value-type="string">
            <text:p>G4354 .E42 1927 .S3 SHEET14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HEET15</text:p>
          </table:table-cell>
          <table:table-cell office:value-type="string">
            <text:p>G4354 .E42 1927 .S3 SHEET15</text:p>
          </table:table-cell>
          <table:table-cell office:value-type="float" office:value="2504288">
            <text:p>2504288</text:p>
          </table:table-cell>
          <table:table-cell office:value-type="string">
            <text:p>tr234cd5368</text:p>
          </table:table-cell>
          <table:table-cell office:value-type="string">
            <text:p>Elko, Elko County, Nev. / Sanborn Map Company.</text:p>
          </table:table-cell>
          <table:table-cell office:value-type="string">
            <text:p>https://purl.stanford.edu/tr234cd5368</text:p>
          </table:table-cell>
          <table:table-cell office:value-type="float" office:value="36105001563400">
            <text:p>36105001563400</text:p>
          </table:table-cell>
          <table:table-cell office:value-type="string">
            <text:p>G4354 .E42 1927 .S3 SHEET15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HEET16</text:p>
          </table:table-cell>
          <table:table-cell office:value-type="string">
            <text:p>G4354 .E42 1927 .S3 SHEET16</text:p>
          </table:table-cell>
          <table:table-cell office:value-type="float" office:value="2504288">
            <text:p>2504288</text:p>
          </table:table-cell>
          <table:table-cell office:value-type="string">
            <text:p>vb069py6173</text:p>
          </table:table-cell>
          <table:table-cell office:value-type="string">
            <text:p>Elko, Elko County, Nev. / Sanborn Map Company.</text:p>
          </table:table-cell>
          <table:table-cell office:value-type="string">
            <text:p>https://purl.stanford.edu/vb069py6173</text:p>
          </table:table-cell>
          <table:table-cell office:value-type="float" office:value="36105001563400">
            <text:p>36105001563400</text:p>
          </table:table-cell>
          <table:table-cell office:value-type="string">
            <text:p>G4354 .E42 1927 .S3 SHEET16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HEET7</text:p>
          </table:table-cell>
          <table:table-cell office:value-type="string">
            <text:p>G4354 .E42 1927 .S3 SHEET7</text:p>
          </table:table-cell>
          <table:table-cell office:value-type="float" office:value="2504288">
            <text:p>2504288</text:p>
          </table:table-cell>
          <table:table-cell office:value-type="string">
            <text:p>rk315ny8675</text:p>
          </table:table-cell>
          <table:table-cell office:value-type="string">
            <text:p>Elko, Elko County, Nev. / Sanborn Map Company.</text:p>
          </table:table-cell>
          <table:table-cell office:value-type="string">
            <text:p>https://purl.stanford.edu/rk315ny8675</text:p>
          </table:table-cell>
          <table:table-cell office:value-type="float" office:value="36105001563500">
            <text:p>36105001563500</text:p>
          </table:table-cell>
          <table:table-cell office:value-type="string">
            <text:p>G4354 .E42 1927 .S3 SHEET7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HEET8</text:p>
          </table:table-cell>
          <table:table-cell office:value-type="string">
            <text:p>G4354 .E42 1927 .S3 SHEET8</text:p>
          </table:table-cell>
          <table:table-cell office:value-type="float" office:value="2504288">
            <text:p>2504288</text:p>
          </table:table-cell>
          <table:table-cell office:value-type="string">
            <text:p>sp343wn5674</text:p>
          </table:table-cell>
          <table:table-cell office:value-type="string">
            <text:p>Elko, Elko County, Nev. / Sanborn Map Company.</text:p>
          </table:table-cell>
          <table:table-cell office:value-type="string">
            <text:p>https://purl.stanford.edu/sp343wn5674</text:p>
          </table:table-cell>
          <table:table-cell office:value-type="float" office:value="36105001563500">
            <text:p>36105001563500</text:p>
          </table:table-cell>
          <table:table-cell office:value-type="string">
            <text:p>G4354 .E42 1927 .S3 SHEET8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HEET13</text:p>
          </table:table-cell>
          <table:table-cell office:value-type="string">
            <text:p>G4354 .E42 1927 .S3 SHEET13</text:p>
          </table:table-cell>
          <table:table-cell office:value-type="float" office:value="2504288">
            <text:p>2504288</text:p>
          </table:table-cell>
          <table:table-cell office:value-type="string">
            <text:p>rr984cs9163</text:p>
          </table:table-cell>
          <table:table-cell office:value-type="string">
            <text:p>Elko, Elko County, Nev. / Sanborn Map Company.</text:p>
          </table:table-cell>
          <table:table-cell office:value-type="string">
            <text:p>https://purl.stanford.edu/rr984cs9163</text:p>
          </table:table-cell>
          <table:table-cell office:value-type="float" office:value="36105001563400">
            <text:p>36105001563400</text:p>
          </table:table-cell>
          <table:table-cell office:value-type="string">
            <text:p>G4354 .E42 1927 .S3 SHEET13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HEET10</text:p>
          </table:table-cell>
          <table:table-cell office:value-type="string">
            <text:p>G4354 .E42 1927 .S3 SHEET10</text:p>
          </table:table-cell>
          <table:table-cell office:value-type="float" office:value="2504288">
            <text:p>2504288</text:p>
          </table:table-cell>
          <table:table-cell office:value-type="string">
            <text:p>xk082dc8818</text:p>
          </table:table-cell>
          <table:table-cell office:value-type="string">
            <text:p>Elko, Elko County, Nev. / Sanborn Map Company.</text:p>
          </table:table-cell>
          <table:table-cell office:value-type="string">
            <text:p>https://purl.stanford.edu/xk082dc8818</text:p>
          </table:table-cell>
          <table:table-cell office:value-type="float" office:value="36105001563500">
            <text:p>36105001563500</text:p>
          </table:table-cell>
          <table:table-cell office:value-type="string">
            <text:p>G4354 .E42 1927 .S3 SHEET10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HEET11</text:p>
          </table:table-cell>
          <table:table-cell office:value-type="string">
            <text:p>G4354 .E42 1927 .S3 SHEET11</text:p>
          </table:table-cell>
          <table:table-cell office:value-type="float" office:value="2504288">
            <text:p>2504288</text:p>
          </table:table-cell>
          <table:table-cell office:value-type="string">
            <text:p>md479tc1033</text:p>
          </table:table-cell>
          <table:table-cell office:value-type="string">
            <text:p>Elko, Elko County, Nev. / Sanborn Map Company.</text:p>
          </table:table-cell>
          <table:table-cell office:value-type="string">
            <text:p>https://purl.stanford.edu/md479tc1033</text:p>
          </table:table-cell>
          <table:table-cell office:value-type="float" office:value="36105001563400">
            <text:p>36105001563400</text:p>
          </table:table-cell>
          <table:table-cell office:value-type="string">
            <text:p>G4354 .E42 1927 .S3 SHEET11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HEET5</text:p>
          </table:table-cell>
          <table:table-cell office:value-type="string">
            <text:p>G4354 .E42 1927 .S3 SHEET5</text:p>
          </table:table-cell>
          <table:table-cell office:value-type="float" office:value="2504288">
            <text:p>2504288</text:p>
          </table:table-cell>
          <table:table-cell office:value-type="string">
            <text:p>qq667tp9915</text:p>
          </table:table-cell>
          <table:table-cell office:value-type="string">
            <text:p>Elko, Elko County, Nev. / Sanborn Map Company.</text:p>
          </table:table-cell>
          <table:table-cell office:value-type="string">
            <text:p>https://purl.stanford.edu/qq667tp9915</text:p>
          </table:table-cell>
          <table:table-cell office:value-type="float" office:value="36105001563500">
            <text:p>36105001563500</text:p>
          </table:table-cell>
          <table:table-cell office:value-type="string">
            <text:p>G4354 .E42 1927 .S3 SHEET5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HEET3</text:p>
          </table:table-cell>
          <table:table-cell office:value-type="string">
            <text:p>G4354 .E42 1927 .S3 SHEET3</text:p>
          </table:table-cell>
          <table:table-cell office:value-type="float" office:value="2504288">
            <text:p>2504288</text:p>
          </table:table-cell>
          <table:table-cell office:value-type="string">
            <text:p>jk973cn1642</text:p>
          </table:table-cell>
          <table:table-cell office:value-type="string">
            <text:p>Elko, Elko County, Nev. / Sanborn Map Company.</text:p>
          </table:table-cell>
          <table:table-cell office:value-type="string">
            <text:p>https://purl.stanford.edu/jk973cn1642</text:p>
          </table:table-cell>
          <table:table-cell office:value-type="float" office:value="36105001563500">
            <text:p>36105001563500</text:p>
          </table:table-cell>
          <table:table-cell office:value-type="string">
            <text:p>G4354 .E42 1927 .S3 SHEET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2">07/02/2019</text:date>, <text:time>10:4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2T10:48:48</dc:date>
    <dc:creator>Stace Maples</dc:creator>
    <meta:generator>OpenOffice/4.1.6$Unix OpenOffice.org_project/416m1$Build-9790</meta:generator>
    <meta:editing-duration>PT4M46S</meta:editing-duration>
    <meta:editing-cycles>1</meta:editing-cycles>
    <meta:document-statistic meta:table-count="1" meta:cell-count="144" meta:object-count="0"/>
  </office:meta>
</office:document-meta>
</file>